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2aa" officeooo:paragraph-rsid="001012aa"/>
    </style:style>
    <style:style style:name="P2" style:family="paragraph" style:parent-style-name="Standard">
      <style:text-properties fo:color="#c9211e" loext:opacity="100%" officeooo:rsid="001012aa" officeooo:paragraph-rsid="001012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entrar en el servidor nash del trabajo online</text:p>
      <text:p text:style-name="P2">sudo mount -t cifs "//192.168.1.140/25.- Desarrollo" ~/NASPIBO -o username=izarza<text:line-break/>contraseña = Q6ZQ?eM45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3:41:02.877263599</meta:creation-date>
    <dc:date>2026-02-13T13:42:20.800995861</dc:date>
    <meta:editing-duration>PT1M18S</meta:editing-duration>
    <meta:editing-cycles>1</meta:editing-cycles>
    <meta:document-statistic meta:table-count="0" meta:image-count="0" meta:object-count="0" meta:page-count="1" meta:paragraph-count="2" meta:word-count="21" meta:character-count="155" meta:non-whitespace-character-count="136"/>
    <meta:generator>LibreOffice/24.2.7.2$Linux_X86_64 LibreOffice_project/420$Build-2</meta:generator>
  </office:meta>
</office:document-meta>
</file>